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language="fr" fo:country="FR" officeooo:rsid="0013ef56" officeooo:paragraph-rsid="0013ef56" style:font-size-asian="10.5pt"/>
    </style:style>
    <style:style style:name="P2" style:family="paragraph" style:parent-style-name="Standard">
      <style:paragraph-properties fo:text-align="center" style:justify-single-word="false"/>
      <style:text-properties style:font-name="DejaVu Sans" fo:language="fr" fo:country="FR" officeooo:rsid="0013ef56" officeooo:paragraph-rsid="0013ef56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fr" fo:country="FR" officeooo:rsid="0013ef56" officeooo:paragraph-rsid="0013ef56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fr" fo:country="FR" officeooo:rsid="0015a0e5" officeooo:paragraph-rsid="0015a0e5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fr" fo:country="FR" officeooo:rsid="0015f822" officeooo:paragraph-rsid="0015f822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fr" fo:country="FR" officeooo:rsid="00167e2e" officeooo:paragraph-rsid="00167e2e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fr" fo:country="FR" officeooo:rsid="0016e194" officeooo:paragraph-rsid="0016e194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fr" fo:country="FR" fo:font-weight="bold" officeooo:rsid="0016e194" officeooo:paragraph-rsid="0016e19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fr" fo:country="FR" officeooo:rsid="00184bf7" officeooo:paragraph-rsid="00184bf7"/>
    </style:style>
    <style:style style:name="P10" style:family="paragraph" style:parent-style-name="Standard">
      <style:paragraph-properties fo:text-align="start" style:justify-single-word="false"/>
      <style:text-properties style:font-name="DejaVu Sans" fo:language="fr" fo:country="FR" officeooo:rsid="001a6b8f" officeooo:paragraph-rsid="001a6b8f"/>
    </style:style>
    <style:style style:name="P11" style:family="paragraph" style:parent-style-name="Standard">
      <style:paragraph-properties fo:text-align="start" style:justify-single-word="false"/>
      <style:text-properties style:font-name="DejaVu Sans" fo:language="fr" fo:country="FR" fo:font-weight="normal" officeooo:rsid="001a6b8f" officeooo:paragraph-rsid="001a6b8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language="fr" fo:country="FR" officeooo:rsid="001abff7" officeooo:paragraph-rsid="001abff7"/>
    </style:style>
    <style:style style:name="P13" style:family="paragraph" style:parent-style-name="Standard">
      <style:paragraph-properties fo:text-align="start" style:justify-single-word="false"/>
      <style:text-properties style:font-name="DejaVu Sans" fo:language="fr" fo:country="FR" officeooo:rsid="001c7e86" officeooo:paragraph-rsid="001c7e86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" fo:language="fr" fo:country="FR" officeooo:rsid="001c7e86" officeooo:paragraph-rsid="001c7e86"/>
    </style:style>
    <style:style style:name="P15" style:family="paragraph" style:parent-style-name="Standard">
      <style:paragraph-properties fo:text-align="start" style:justify-single-word="false"/>
      <style:text-properties style:font-name="DejaVu Sans" fo:language="fr" fo:country="FR" officeooo:rsid="001e58ad" officeooo:paragraph-rsid="001e58ad"/>
    </style:style>
    <style:style style:name="P16" style:family="paragraph" style:parent-style-name="Standard">
      <style:paragraph-properties fo:text-align="start" style:justify-single-word="false"/>
      <style:text-properties style:font-name="DejaVu Sans" fo:language="fr" fo:country="FR" officeooo:rsid="001f6ba8" officeooo:paragraph-rsid="001f6ba8"/>
    </style:style>
    <style:style style:name="P17" style:family="paragraph" style:parent-style-name="Standard">
      <style:paragraph-properties fo:text-align="start" style:justify-single-word="false"/>
      <style:text-properties style:font-name="DejaVu Sans" fo:language="fr" fo:country="FR" officeooo:rsid="001fd397" officeooo:paragraph-rsid="001fd397"/>
    </style:style>
    <style:style style:name="P18" style:family="paragraph" style:parent-style-name="Standard">
      <style:paragraph-properties fo:text-align="start" style:justify-single-word="false"/>
      <style:text-properties style:font-name="DejaVu Sans" fo:language="fr" fo:country="FR" officeooo:rsid="00202571" officeooo:paragraph-rsid="00202571"/>
    </style:style>
    <style:style style:name="P19" style:family="paragraph" style:parent-style-name="Standard">
      <style:paragraph-properties fo:text-align="start" style:justify-single-word="false"/>
      <style:text-properties style:font-name="DejaVu Sans" fo:language="fr" fo:country="FR" officeooo:rsid="0020f2d3" officeooo:paragraph-rsid="0020f2d3"/>
    </style:style>
    <style:style style:name="P20" style:family="paragraph" style:parent-style-name="Standard">
      <style:paragraph-properties fo:text-align="start" style:justify-single-word="false"/>
      <style:text-properties style:font-name="DejaVu Sans" fo:language="fr" fo:country="FR" officeooo:rsid="00220f3a" officeooo:paragraph-rsid="00220f3a"/>
    </style:style>
    <style:style style:name="P2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officeooo:rsid="00220f3a" officeooo:paragraph-rsid="00220f3a"/>
    </style:style>
    <style:style style:name="P22" style:family="paragraph" style:parent-style-name="Standard">
      <style:paragraph-properties fo:text-align="start" style:justify-single-word="false"/>
      <style:text-properties style:font-name="DejaVu Sans" fo:language="fr" fo:country="FR" officeooo:rsid="0023e090" officeooo:paragraph-rsid="0023e090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5pt" fo:language="fr" fo:country="FR" fo:font-weight="bold" officeooo:rsid="0013ef56" officeooo:paragraph-rsid="0013ef56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3pt" fo:language="fr" fo:country="FR" fo:font-weight="bold" officeooo:rsid="0013ef56" officeooo:paragraph-rsid="0013ef56" style:font-size-asian="13pt" style:font-weight-asian="bold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f822"/>
    </style:style>
    <style:style style:name="T5" style:family="text">
      <style:text-properties officeooo:rsid="0016e19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a6b8f" style:font-weight-asian="normal" style:font-weight-complex="normal"/>
    </style:style>
    <style:style style:name="T11" style:family="text">
      <style:text-properties style:text-underline-style="none" fo:font-weight="normal" officeooo:rsid="001f6ba8" style:font-weight-asian="normal" style:font-weight-complex="normal"/>
    </style:style>
    <style:style style:name="T12" style:family="text">
      <style:text-properties style:text-underline-style="none" fo:font-weight="normal" officeooo:rsid="0020257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ÉSEAUX OPÉRÉS AVANCÉS</text:p>
      <text:p text:style-name="P2"/>
      <text:p text:style-name="P24">Une brève introduction à ATM</text:p>
      <text:p text:style-name="P1"/>
      <text:p text:style-name="P3"># 5</text:p>
      <text:p text:style-name="P3">ATM → intégration de service comme RNIS.</text:p>
      <text:p text:style-name="P3">But d’intégrer sur le réseau d’accès (mis en œuvre sur la ligne téléphonique) <text:s/>des services de type paquet, vidéo.</text:p>
      <text:p text:style-name="P3">Intérêt de RNIS notion de canal (B, D), excessivement simple.</text:p>
      <text:p text:style-name="P3">ATM → Offrir sur une seule voie d’accès un seul réseau d’accès qui permette de véhiculer de la donnée en mode paquet, de la voix, …</text:p>
      <text:p text:style-name="P3"/>
      <text:p text:style-name="P3">ATM : <text:span text:style-name="T1">Asynchronous Transfer Mode</text:span></text:p>
      <text:p text:style-name="P3">On a un réseau qui se rapproche plus du monde paquet que du monde circuit, même s’il vient du monde télécoms. Approche paquet (réseau <text:span text:style-name="T2">cellule</text:span><text:span text:style-name="T3">).</text:span></text:p>
      <text:p text:style-name="P4">Dans ATM, ça ressemble plus à du X25 (circuit virtuel) → identifiant de circuit virtuel. Transfert du paquet sur la voie de sortie en fonction de ça.</text:p>
      <text:p text:style-name="P4">Risque de délai → problématique pour les applications téléphoniques</text:p>
      <text:p text:style-name="P4">Risque de débordement de file d’attentes. <text:span text:style-name="T4">Best effort.</text:span></text:p>
      <text:p text:style-name="P5"/>
      <text:p text:style-name="P5">Difficulté pour assurer certains services qui relèvent historiquement d’un mode circuit en mode paquet. </text:p>
      <text:p text:style-name="P5"/>
      <text:p text:style-name="P5"># 8</text:p>
      <text:p text:style-name="P5"><text:span text:style-name="T2">Mode connecté</text:span> permet d’éviter les problèmes de congestion : X25 demande à établir une connexion.</text:p>
      <text:p text:style-name="P5"/>
      <text:p text:style-name="P6">Débit 100Mbit/s, 100 émissions à 1Mbit/s, congestion possible :</text:p>
      <text:p text:style-name="P6">Il peut y avoir des périodes courtes pendant lesquelles un grand nombre de communications émettent en même temps et dépassent le débit possible.</text:p>
      <text:p text:style-name="P6"/>
      <text:p text:style-name="P6">En vrai, les opérateurs font su surbooking parce que les débits sont toujours plus faibles et assez sporadiques → rentabiliser leur système.</text:p>
      <text:p text:style-name="P6">Mais du coup sur des durées pas si courtes, <text:span text:style-name="T5">il se peut que </text:span>les communications émettent à leur débit maximum et cumulent un débit supérieur au débit que le réseau peut assumer. </text:p>
      <text:p text:style-name="P5"/>
      <text:p text:style-name="P8">Multiplexage temporel asynchrone</text:p>
      <text:p text:style-name="P7"><text:tab/>→ Capable de faire du surbooking (ce qu’on fait dans IP)</text:p>
      <text:p text:style-name="P7"/>
      <text:p text:style-name="P7">Pas de garantie sur le temps de traversée</text:p>
      <text:p text:style-name="P7">Pas de garantie de qualité de service</text:p>
      <text:p text:style-name="P7"><text:tab/></text:p>
      <text:p text:style-name="P7"># 9</text:p>
      <text:p text:style-name="P7">Mauvaise utilisation des liens en mode <text:span text:style-name="T6">paquet</text:span><text:span text:style-name="T7">.</text:span></text:p>
      <text:p text:style-name="P7"><text:span text:style-name="T7">Si on veut des communications sporadiques, les liens ne sont pas bons. </text:span></text:p>
      <text:p text:style-name="P9"><text:span text:style-name="T7">Gigue : variation de la latence</text:span></text:p>
      <text:p text:style-name="P9"><text:span text:style-name="T7">Mode connecté (circuit virtuel en mode paquet) est plus adaptés à un fonctionnement centralisé plutôt qu’IP qui est adapté à un fonctionnement distribué.</text:span></text:p>
      <text:p text:style-name="P9"><text:span text:style-name="T7"/></text:p>
      <text:p text:style-name="P9"><text:soft-page-break/><text:span text:style-name="T7"># 13</text:span></text:p>
      <text:p text:style-name="P9"><text:span text:style-name="T7">Notion de </text:span><text:span text:style-name="T8">cellule</text:span></text:p>
      <text:p text:style-name="P9"><text:span text:style-name="T9"><text:tab/>→ </text:span><text:span text:style-name="T10">C</text:span><text:span text:style-name="T9">hoix surprenant de la part des opérateurs qui étaient en mode circuit, <text:tab/>passage en mode </text:span><text:span text:style-name="T8">paquet</text:span></text:p>
      <text:p text:style-name="P9"><text:span text:style-name="T9"><text:tab/>→ </text:span><text:span text:style-name="T10">P</text:span><text:span text:style-name="T9">aquet de taille constante et faible (48 octets data, 5 octets entête)</text:span></text:p>
      <text:p text:style-name="P10"><text:span text:style-name="T9"/></text:p>
      <text:p text:style-name="P10"><text:span text:style-name="T9">Mode </text:span><text:span text:style-name="T8">connecté</text:span></text:p>
      <text:p text:style-name="P11"><text:span text:style-name="T7"><text:tab/>→ Plus rapproché de X25 et Frame Relay que IP</text:span></text:p>
      <text:p text:style-name="P11"><text:span text:style-name="T7"><text:tab/>→ Circuit virtuel, routage mis en place avant toute communication</text:span></text:p>
      <text:p text:style-name="P11"><text:span text:style-name="T7"><text:tab/>→ Risques de congestion donc besoin de mettre en place des mécanismes <text:tab/>de qualité de service</text:span></text:p>
      <text:p text:style-name="P11"><text:span text:style-name="T7"><text:tab/><text:tab/>→ Être capable de connaître les applications et de négocier des <text:tab/><text:tab/><text:tab/><text:tab/>paramètres de qualité de service</text:span></text:p>
      <text:p text:style-name="P11"><text:span text:style-name="T7"/></text:p>
      <text:p text:style-name="P11"><text:span text:style-name="T7"># 14</text:span></text:p>
      <text:p text:style-name="P11"><text:span text:style-name="T7">Communication de paquets en mode circuit virtuel</text:span></text:p>
      <text:p text:style-name="P11"><text:span text:style-name="T7">Les cellules vont être commutées en fonction d’un identifiant de connexion.</text:span></text:p>
      <text:p text:style-name="P11"><text:span text:style-name="T7">Les connexions vont être mises en place par un chemin qui va être déterminé avant que les cellules soient transmises.</text:span></text:p>
      <text:p text:style-name="P7"><text:span text:style-name="T7"/></text:p>
      <text:p text:style-name="P10"><text:span text:style-name="T7"># 15</text:span></text:p>
      <text:p text:style-name="P12"><text:span text:style-name="T7">Virtual Path VPC → conduit virtuel</text:span></text:p>
      <text:p text:style-name="P12"><text:span text:style-name="T7">Virtual Channel VCC → voie virtuelle</text:span></text:p>
      <text:p text:style-name="P12"><text:span text:style-name="T7"/></text:p>
      <text:p text:style-name="P12"><text:span text:style-name="T7">Un VP avec un identifiant X, on peut avoir plusieurs VC dedans avec des identifiants. Le VC qui sort aura l’identifiant XY avec Y l’identifiant du VC.</text:span></text:p>
      <text:p text:style-name="P12"><text:span text:style-name="T7">(Tuyaux VC dans tuyau VP)</text:span></text:p>
      <text:p text:style-name="P12"><text:span text:style-name="T7"/></text:p>
      <text:p text:style-name="P13"><text:span text:style-name="T7">Deux niveaux d’aiguillage</text:span></text:p>
      <text:list xml:id="list3433828003" text:style-name="L1">
        <text:list-item>
          <text:p text:style-name="P14"><text:span text:style-name="T8">Brasseurs </text:span><text:span text:style-name="T9">:</text:span><text:span text:style-name="T7"> Commute uniquement au niveau des VP, ne s’occupe pas des VC à l’intérieur. Moins de travail pour les brasseurs. On s’inquiète pas des VC, plus au centre du réseau. Les brasseurs n’ont pas besoin de regarder beaucoup d’identifiants, moins d’ids enregistrés.</text:span></text:p>
        </text:list-item>
        <text:list-item>
          <text:p text:style-name="P14"><text:span text:style-name="T8">Commutateurs</text:span><text:span text:style-name="T7"> : Va regarder le VP et le numéro de VC. Aiguillage des VC de façon plus spécifique. Tables plus riches, beaucoup d’ids.</text:span></text:p>
        </text:list-item>
      </text:list>
      <text:p text:style-name="P13"><text:span text:style-name="T7"/></text:p>
      <text:p text:style-name="P13"><text:span text:style-name="T7">ATM comme X25 → maillage de réseaux points à points.</text:span></text:p>
      <text:p text:style-name="P13"><text:span text:style-name="T7"/></text:p>
      <text:p text:style-name="P13"><text:span text:style-name="T7">3 niveaux hiérarchique</text:span></text:p>
      <text:p text:style-name="P13"><text:span text:style-name="T7"><text:tab/>→ Topologie du réseau</text:span></text:p>
      <text:p text:style-name="P13"><text:span text:style-name="T7"><text:tab/>→ Réseau d’overlay construit avec les VP où on relie par un même VP des <text:tab/>équipements qui sont pas reliés entre eux</text:span></text:p>
      <text:p text:style-name="P13"><text:span text:style-name="T7"><text:tab/>→ Mise en place et suppression de VC</text:span></text:p>
      <text:p text:style-name="P13"><text:span text:style-name="T7"/></text:p>
      <text:p text:style-name="P15"><text:span text:style-name="T7">Connexion virtuelle </text:span><text:span text:style-name="T8">unidirectionnelle</text:span><text:span text:style-name="T9">.</text:span></text:p>
      <text:p text:style-name="P15"><text:span text:style-name="T9"/></text:p>
      <text:p text:style-name="P15"><text:span text:style-name="T9"># 16</text:span></text:p>
      <text:p text:style-name="P15"><text:span text:style-name="T9">Canaux virtuels commutés mis en place automatiquement.</text:span></text:p>
      <text:p text:style-name="P15"><text:span text:style-name="T9">Signalisation acheminée par ATM dans des circuits virtuels </text:span><text:span text:style-name="T11">mis en place par méta-signalisation.</text:span></text:p>
      <text:p text:style-name="P15"><text:span text:style-name="T9"/></text:p>
      <text:p text:style-name="P15"><text:span text:style-name="T9"/></text:p>
      <text:p text:style-name="P16"><text:soft-page-break/><text:span text:style-name="T9"># 17</text:span></text:p>
      <text:p text:style-name="P16"><text:span text:style-name="T9">Contrat de trafic passé entre l’usager et le réseau.</text:span></text:p>
      <text:p text:style-name="P16"><text:span text:style-name="T9">L’application va s’engager en terme de débit et va demander un type de service.</text:span></text:p>
      <text:p text:style-name="P16"><text:span text:style-name="T9"/></text:p>
      <text:p text:style-name="P16"><text:span text:style-name="T9"># 18</text:span></text:p>
      <text:p text:style-name="P16"><text:span text:style-name="T9">Paramètres de service et de qualité de service définis ici.</text:span></text:p>
      <text:p text:style-name="P17"><text:span text:style-name="T9"/></text:p>
      <text:p text:style-name="P17"><text:span text:style-name="T9"># </text:span><text:span text:style-name="T12">20</text:span></text:p>
      <text:p text:style-name="P18"><text:span text:style-name="T9">Réseaux privés, publics et opérateurs.</text:span></text:p>
      <text:p text:style-name="P18"><text:span text:style-name="T9">Entre commutateurs ou brasseurs, interface </text:span><text:span text:style-name="T8">private NNI</text:span><text:span text:style-name="T9">, entre réseau public et privé interface </text:span><text:span text:style-name="T8">UNI</text:span><text:span text:style-name="T9">.</text:span></text:p>
      <text:p text:style-name="P18"><text:span text:style-name="T9"/></text:p>
      <text:p text:style-name="P18"><text:span text:style-name="T9"># 23</text:span></text:p>
      <text:p text:style-name="P18"><text:span text:style-name="T9">Permettre à l’usager de passer progressivement avec un adaptateur TA-LB. Interfaces définies et groupes de fonctions. </text:span></text:p>
      <text:p text:style-name="P18"><text:span text:style-name="T9"/></text:p>
      <text:p text:style-name="P18"><text:span text:style-name="T9"># 28</text:span></text:p>
      <text:p text:style-name="P18"><text:span text:style-name="T9">Couche ATM sur la couche physique, fondée sur les cellules.</text:span></text:p>
      <text:p text:style-name="P18"><text:span text:style-name="T9">Les données utilisateurs dans plan utilisateur, pareil contrôle.</text:span></text:p>
      <text:p text:style-name="P18"><text:span text:style-name="T9"/></text:p>
      <text:p text:style-name="P18"><text:span text:style-name="T9"># 32</text:span></text:p>
      <text:p text:style-name="P18"><text:span text:style-name="T9">La couche physique doit permettre de traduire les cellules en flot binaire et de transmettre ça sur un support physique.</text:span></text:p>
      <text:p text:style-name="P19"><text:span text:style-name="T9"/></text:p>
      <text:p text:style-name="P19"><text:span text:style-name="T9"># 34</text:span></text:p>
      <text:p text:style-name="P19"><text:span text:style-name="T9">Couche ATM qui va transmettre des cellules et éventuellement de façon continue.</text:span></text:p>
      <text:p text:style-name="P19"><text:span text:style-name="T9">On demande à la couche physique d’être capable de transmettre une séquence binaire avec synchronisation.</text:span></text:p>
      <text:p text:style-name="P19"><text:span text:style-name="T9"/></text:p>
      <text:p text:style-name="P19"><text:span text:style-name="T9">Si la couche physique a besoin d’envoyer des cellules (en rouge), elle peut participer et les caler de temps en temps.</text:span></text:p>
      <text:p text:style-name="P19"><text:span text:style-name="T9">La couche physique peut utiliser ATM pour envoyer des données dans des cellules.</text:span></text:p>
      <text:p text:style-name="P19"><text:span text:style-name="T9">On génère de façon continue des cellules vides et si on a rien à envoyer, pas de cellules ATM, on envoie des cellules vides → on construit un </text:span><text:span text:style-name="T8">flux permanent de cellules ATM </text:span><text:span text:style-name="T9">(ressemble à PDH).</text:span></text:p>
      <text:p text:style-name="P19"><text:span text:style-name="T9"/></text:p>
      <text:p text:style-name="P21"><text:span text:style-name="T3">Synchronisation des cellules</text:span></text:p>
      <text:p text:style-name="P20"><text:span text:style-name="T9"><text:tab/>→ Toutes les 125µs, une cellule commence</text:span></text:p>
      <text:p text:style-name="P20"><text:span text:style-name="T9"><text:tab/>→ On se cale sur la première et on vérifie de temps en temps qu’on est calé</text:span></text:p>
      <text:p text:style-name="P20"><text:span text:style-name="T9"><text:tab/>→ Dans PDH, séquences binaires spécifiques pour se caler</text:span></text:p>
      <text:p text:style-name="P20"><text:span text:style-name="T9"><text:tab/>→ Ici, pas de schéma fixe à chercher. C’est un schéma variable mais spécifique. On va chercher 5 octets qui ont une forme particulière. </text:span></text:p>
      <text:p text:style-name="P20"><text:span text:style-name="T9">En-tête de 5 octets mais 4 octets d’entête et un octet qui est un checksum des 4 premiers. Si c’est l’entête d’une cellule ATM, le 5ème octet correspond à un calcul précis des 4 premiers. </text:span></text:p>
      <text:p text:style-name="P20"><text:span text:style-name="T9">On se verrouille la dessus et on maintient la synchronisation comme ça.</text:span></text:p>
      <text:p text:style-name="P20"><text:span text:style-name="T9"/></text:p>
      <text:p text:style-name="P2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4:11:58.698710938</meta:creation-date>
    <dc:date>2019-10-03T15:48:02.766025791</dc:date>
    <meta:editing-duration>PT54M5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87" meta:word-count="984" meta:character-count="5799" meta:non-whitespace-character-count="4873"/>
  </office:meta>
</office:document-meta>
</file>